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3a03" officeooo:paragraph-rsid="001e3a03"/>
    </style:style>
    <style:style style:name="P2" style:family="paragraph" style:parent-style-name="Standard">
      <style:text-properties officeooo:rsid="001e3a03" officeooo:paragraph-rsid="001e3a03"/>
    </style:style>
    <style:style style:name="P3" style:family="paragraph" style:parent-style-name="Text_20_body">
      <style:text-properties officeooo:rsid="001f4efe" officeooo:paragraph-rsid="001f4efe"/>
    </style:style>
    <style:style style:name="P4" style:family="paragraph" style:parent-style-name="Text_20_body">
      <style:text-properties officeooo:rsid="001ff9ab" officeooo:paragraph-rsid="001ff9ab"/>
    </style:style>
    <style:style style:name="P5" style:family="paragraph" style:parent-style-name="Text_20_body">
      <style:text-properties officeooo:paragraph-rsid="001ff9ab"/>
    </style:style>
    <style:style style:name="P6" style:family="paragraph" style:parent-style-name="Text_20_body">
      <style:text-properties officeooo:rsid="00210801" officeooo:paragraph-rsid="00210801"/>
    </style:style>
    <style:style style:name="T1" style:family="text">
      <style:text-properties fo:language="en" fo:country="US"/>
    </style:style>
    <style:style style:name="T2" style:family="text">
      <style:text-properties fo:language="en" fo:country="US" fo:font-weight="bold" officeooo:rsid="001ff9ab" style:font-weight-asian="bold" style:font-weight-complex="bold"/>
    </style:style>
    <style:style style:name="T3" style:family="text">
      <style:text-properties fo:language="el" fo:country="GR"/>
    </style:style>
    <style:style style:name="T4" style:family="text">
      <style:text-properties fo:language="el" fo:country="GR" officeooo:rsid="001ff9ab"/>
    </style:style>
    <style:style style:name="T5" style:family="text">
      <style:text-properties fo:language="el" fo:country="GR" fo:font-weight="bold" officeooo:rsid="001ff9ab" style:font-weight-asian="bold" style:font-weight-complex="bold"/>
    </style:style>
    <style:style style:name="T6" style:family="text">
      <style:text-properties fo:font-weight="bold" officeooo:rsid="001ff9ab" style:font-weight-asian="bold" style:font-weight-complex="bold"/>
    </style:style>
    <style:style style:name="T7" style:family="text">
      <style:text-properties style:text-position="super 58%" fo:language="el" fo:country="GR" fo:font-weight="bold" officeooo:rsid="001ff9a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Σε όλα τα στάδια θα χρησιμοποιηθούν υλικό και λογισμικό ανοικτών τεχνολογιών.</text:p>
      <text:p text:style-name="P1">Στα κατασκευαστικά σημεία θα υπάρξουν αναλυτικά σχέδια.</text:p>
      <text:p text:style-name="P1">Επίσης θα γίνει χρήση 3<text:span text:style-name="T1">D printer </text:span><text:span text:style-name="T3">για να παραχθούν διάφορα εξαρτήματα που θα ήταν δύσκολο να προμηθευτούμε αλλιώς. Επίσης όλα τα σχέδια θα ανέβουν στο αποθετήριο.</text:span></text:p>
      <text:p text:style-name="P1"><text:span text:style-name="T3"/></text:p>
      <text:h text:style-name="Heading_20_1" text:outline-level="1">Πως λειτουργεί</text:h>
      <text:p text:style-name="P6">Στα ζωάκια που θέλουμε να έχουν πρόσβαση στην τροφοδοσία προσθέτουμε ένα <text:span text:style-name="T1">RFID </text:span><text:span text:style-name="T3">κολάρο όπως στη φωτογραφία.</text:span></text:p>
      <text:p text:style-name="P6"><text:span text:style-name="T3">Κάθε φορά που πλησιάζει το ζωάκι μας, ο ατέρμονας λειτουργεί και παρέχει τροφή.</text:span></text:p>
      <text:p text:style-name="P6"><text:span text:style-name="T3">Ο κύκλος τροφοδοσίας είναι σταθερός για τη στερεά τροφή και έχει υπολογισθεί για τις ανάγκες του κατοικίδιού μας.</text:span></text:p>
      <text:p text:style-name="P6"><text:span text:style-name="T3">Για το νερό υπάρχει ροή μέχρι να φτάσει την επιθυμητή στάθμη.</text:span></text:p>
      <text:h text:style-name="Heading_20_1" text:outline-level="1">Επόμενες βελτιώσεις</text:h>
      <text:p text:style-name="P6">Σε επόμενη τάξη θα γίνουν οι απαραίτητες βελτιώσεις ώστε</text:p>
      <text:p text:style-name="P6">1. Να τροφοδοτείται από φωτοβολταικό και να είναι αυτόνομο</text:p>
      <text:p text:style-name="P6">2. Να χρησιμοποιηθεί ο <text:span text:style-name="T1">esp32 </text:span><text:span text:style-name="T3">με το </text:span><text:span text:style-name="T1">esphome, </text:span><text:span text:style-name="T3">ώστε σε συνεργασία με το </text:span><text:span text:style-name="T1">home assistant </text:span><text:span text:style-name="T3">να είναι ελεγχόμενο από μακριά, αλλά το κυριότερο να υπάρχει έλεγχος / παρακολούθηση για το πότε έγινε χρήση της συσκευής.</text:span></text:p>
      <text:h text:style-name="Heading_20_1" text:outline-level="1">Αποτίμηση των αποτελεσμάτων</text:h>
      <text:p text:style-name="P3">Σε όλα τα στάδια χρησιμοποιήθηκαν <text:span text:style-name="T1">open source </text:span><text:span text:style-name="T3">τεχνολογίες, εύκολα προσβάσιμες αλλά και εύκολα τροποποιήσιμες.</text:span></text:p>
      <text:p text:style-name="P3"><text:span text:style-name="T3">Για την επεξεργασία των σημάτων και τον συντονισμό των αισθητηρίων χρησιμοποιήθηκε ο</text:span><text:span text:style-name="T1"> arduino,</text:span><text:span text:style-name="T3"> ο πηγαίος κώδικας του οποίου υπάρχει στο αποθετήριο.</text:span></text:p>
      <text:p text:style-name="P3"><text:span text:style-name="T3">Όλα τα</text:span><text:span text:style-name="T1"> module /</text:span><text:span text:style-name="T3"> εξαρτήματα που χρησιμοποιηθήκαν είναι εύκολα προσβάσιμα στο εμπόριο. Τα σχηματικά και οι οδηγοί είναι προσβάσιμα ελεύθερα.</text:span></text:p>
      <text:p text:style-name="P3"><text:span text:style-name="T3"/></text:p>
      <text:p text:style-name="P4"><text:span text:style-name="T3">Η όλη διαδικασία παρόλα τα προβλήματα λόγο </text:span><text:span text:style-name="T1">Lock Down </text:span><text:span text:style-name="T3">είχε εξαιρετικά θετικό αποτέλεσμα στην τάξη που συμμετείχε.</text:span></text:p>
      <text:p text:style-name="P4"><text:span text:style-name="T3">Να σημειώσουμε ότι το σχολείο μας απευθύνεται σε μαθητές με σοβαρά μαθησιακά και όχι μόνο προβλήματα. Παρόλα αυτά συμμετείχαν σε όλα τα στάδια με εξαιρετικό ενδιαφέρον και ήταν μια εξαιρετική ευκαιρία να μάθουμε έννοιες όπως</text:span></text:p>
      <text:p text:style-name="P4"><text:span text:style-name="T3">1. Την κεντρική μονάδα επεξεργασία</text:span></text:p>
      <text:p text:style-name="P4"><text:span text:style-name="T3">2 <text:s/>Τους αισθητήρες</text:span></text:p>
      <text:p text:style-name="P4"><text:span text:style-name="T3">3. Το πρόγραμμα</text:span></text:p>
      <text:p text:style-name="P4"><text:span text:style-name="T3">4. Ο ατέρμονος κοχλίας</text:span></text:p>
      <text:p text:style-name="P4"><text:soft-page-break/><text:span text:style-name="T3">5. Ο 3</text:span><text:span text:style-name="T1">D </text:span><text:span text:style-name="T3">εκτυπωτής</text:span></text:p>
      <text:p text:style-name="P4"><text:span text:style-name="T3"/></text:p>
      <text:p text:style-name="P5"><text:span text:style-name="T4">Το αποτέλεσμα της εργασίας των μαθητών παρουσιάστηκε στο </text:span><text:span text:style-name="T2">10</text:span><text:span text:style-name="T7">ο</text:span><text:span text:style-name="T5"> Πανελλήνιο </text:span><text:span text:style-name="T6">Μαθητικό Φεστιβάλ Ψηφιακής Δημιουργίας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 style:family="paragraph" style:default-outline-level="">
      <style:paragraph-properties fo:text-align="start" style:justify-single-word="false"/>
      <style:text-properties fo:color="#000000" loext:opacity="100%" style:font-name="0" fo:font-family="0"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10:13:00</meta:creation-date>
    <meta:generator>LibreOffice/7.1.4.2$Windows_X86_64 LibreOffice_project/a529a4fab45b75fefc5b6226684193eb000654f6</meta:generator>
    <dc:date>2021-10-17T20:53:34.364000000</dc:date>
    <meta:editing-duration>PT1H3M14S</meta:editing-duration>
    <meta:editing-cycles>5</meta:editing-cycles>
    <meta:initial-creator>Νίκος Ευθυμίου</meta:initial-creator>
    <meta:document-statistic meta:table-count="0" meta:image-count="0" meta:object-count="0" meta:page-count="2" meta:paragraph-count="24" meta:word-count="302" meta:character-count="1977" meta:non-whitespace-character-count="1697"/>
  </office:meta>
</office:document-meta>
</file>